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7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ep1-mean</text:p>
          </table:table-cell>
          <table:table-cell office:value-type="string" calcext:value-type="string">
            <text:p>Rep2-mean</text:p>
          </table:table-cell>
          <table:table-cell office:value-type="string" calcext:value-type="string">
            <text:p>Rep3-mean</text:p>
          </table:table-cell>
          <table:table-cell office:value-type="string" calcext:value-type="string">
            <text:p>Flow Mean</text:p>
          </table:table-cell>
          <table:table-cell office:value-type="string" calcext:value-type="string">
            <text:p>Mean Std</text:p>
          </table:table-cell>
          <table:table-cell office:value-type="string" calcext:value-type="string">
            <text:p>Mean Standard Error</text:p>
          </table:table-cell>
          <table:table-cell office:value-type="string" calcext:value-type="string">
            <text:p>Rep1-median</text:p>
          </table:table-cell>
          <table:table-cell office:value-type="string" calcext:value-type="string">
            <text:p>Rep2-median</text:p>
          </table:table-cell>
          <table:table-cell office:value-type="string" calcext:value-type="string">
            <text:p>Rep3-median</text:p>
          </table:table-cell>
          <table:table-cell office:value-type="string" calcext:value-type="string">
            <text:p>Flow Median</text:p>
          </table:table-cell>
          <table:table-cell office:value-type="string" calcext:value-type="string">
            <text:p>Median Std</text:p>
          </table:table-cell>
          <table:table-cell office:value-type="string" calcext:value-type="string">
            <text:p>Median Standard Error</text:p>
          </table:table-cell>
        </table:table-row>
        <table:table-row table:style-name="ro1">
          <table:table-cell office:value-type="string" calcext:value-type="string">
            <text:p>CAVVVGVGLIVGFAVGLL</text:p>
          </table:table-cell>
          <table:table-cell office:value-type="string" calcext:value-type="string">
            <text:p>1G02</text:p>
          </table:table-cell>
          <table:table-cell office:value-type="float" office:value="21842.7031" calcext:value-type="float">
            <text:p>21842.7031</text:p>
          </table:table-cell>
          <table:table-cell office:value-type="float" office:value="21565.5098" calcext:value-type="float">
            <text:p>21565.5098</text:p>
          </table:table-cell>
          <table:table-cell office:value-type="float" office:value="19738.6348" calcext:value-type="float">
            <text:p>19738.6348</text:p>
          </table:table-cell>
          <table:table-cell table:formula="of:=AVERAGE([.C2:.E2])" office:value-type="float" office:value="21048.9492333333" calcext:value-type="float">
            <text:p>21048.9492333333</text:p>
          </table:table-cell>
          <table:table-cell table:formula="of:=STDEV([.C2:.E2])" office:value-type="float" office:value="1143.19813114021" calcext:value-type="float">
            <text:p>1143.19813114021</text:p>
          </table:table-cell>
          <table:table-cell/>
          <table:table-cell office:value-type="float" office:value="15991.8867" calcext:value-type="float">
            <text:p>15991.8867</text:p>
          </table:table-cell>
          <table:table-cell office:value-type="float" office:value="17000.5254" calcext:value-type="float">
            <text:p>17000.5254</text:p>
          </table:table-cell>
          <table:table-cell office:value-type="float" office:value="15640.5137" calcext:value-type="float">
            <text:p>15640.5137</text:p>
          </table:table-cell>
          <table:table-cell table:formula="of:=AVERAGE([.I2:.K2])" office:value-type="float" office:value="16210.9752666667" calcext:value-type="float">
            <text:p>16210.9752666667</text:p>
          </table:table-cell>
          <table:table-cell table:formula="of:=STDEV([.I2:.K2])" office:value-type="float" office:value="705.98003234317" calcext:value-type="float">
            <text:p>705.98003234317</text:p>
          </table:table-cell>
          <table:table-cell/>
        </table:table-row>
        <table:table-row table:style-name="ro1">
          <table:table-cell office:value-type="string" calcext:value-type="string">
            <text:p>IIVAMTAVGGSICVMLVVICLL</text:p>
          </table:table-cell>
          <table:table-cell office:value-type="string" calcext:value-type="string">
            <text:p>2H07</text:p>
          </table:table-cell>
          <table:table-cell office:value-type="float" office:value="22592.7461" calcext:value-type="float">
            <text:p>22592.7461</text:p>
          </table:table-cell>
          <table:table-cell office:value-type="float" office:value="24112.668" calcext:value-type="float">
            <text:p>24112.668</text:p>
          </table:table-cell>
          <table:table-cell office:value-type="float" office:value="22683.75" calcext:value-type="float">
            <text:p>22683.75</text:p>
          </table:table-cell>
          <table:table-cell table:formula="of:=AVERAGE([.C3:.E3])" office:value-type="float" office:value="23129.7213666667" calcext:value-type="float">
            <text:p>23129.7213666667</text:p>
          </table:table-cell>
          <table:table-cell table:formula="of:=STDEV([.C3:.E3])" office:value-type="float" office:value="852.471988067529" calcext:value-type="float">
            <text:p>852.471988067529</text:p>
          </table:table-cell>
          <table:table-cell/>
          <table:table-cell office:value-type="float" office:value="21532.4492" calcext:value-type="float">
            <text:p>21532.4492</text:p>
          </table:table-cell>
          <table:table-cell office:value-type="float" office:value="20651.168" calcext:value-type="float">
            <text:p>20651.168</text:p>
          </table:table-cell>
          <table:table-cell office:value-type="float" office:value="19461.2266" calcext:value-type="float">
            <text:p>19461.2266</text:p>
          </table:table-cell>
          <table:table-cell table:formula="of:=AVERAGE([.I3:.K3])" office:value-type="float" office:value="20548.2812666667" calcext:value-type="float">
            <text:p>20548.2812666667</text:p>
          </table:table-cell>
          <table:table-cell table:formula="of:=STDEV([.I3:.K3])" office:value-type="float" office:value="1039.43735963727" calcext:value-type="float">
            <text:p>1039.43735963727</text:p>
          </table:table-cell>
          <table:table-cell/>
        </table:table-row>
        <table:table-row table:style-name="ro1">
          <table:table-cell office:value-type="string" calcext:value-type="string">
            <text:p>GIYFVLGVCFGLLLTLCLLVIL</text:p>
          </table:table-cell>
          <table:table-cell office:value-type="string" calcext:value-type="string">
            <text:p>2H11</text:p>
          </table:table-cell>
          <table:table-cell office:value-type="float" office:value="50498.8711" calcext:value-type="float">
            <text:p>50498.8711</text:p>
          </table:table-cell>
          <table:table-cell office:value-type="float" office:value="44955.2891" calcext:value-type="float">
            <text:p>44955.2891</text:p>
          </table:table-cell>
          <table:table-cell office:value-type="float" office:value="57065.3828" calcext:value-type="float">
            <text:p>57065.3828</text:p>
          </table:table-cell>
          <table:table-cell table:formula="of:=AVERAGE([.C4:.E4])" office:value-type="float" office:value="50839.8476666667" calcext:value-type="float">
            <text:p>50839.8476666667</text:p>
          </table:table-cell>
          <table:table-cell table:formula="of:=STDEV([.C4:.E4])" office:value-type="float" office:value="6062.2430766142" calcext:value-type="float">
            <text:p>6062.2430766142</text:p>
          </table:table-cell>
          <table:table-cell/>
          <table:table-cell office:value-type="float" office:value="49059.6641" calcext:value-type="float">
            <text:p>49059.6641</text:p>
          </table:table-cell>
          <table:table-cell office:value-type="float" office:value="44585.9766" calcext:value-type="float">
            <text:p>44585.9766</text:p>
          </table:table-cell>
          <table:table-cell office:value-type="float" office:value="48918.832" calcext:value-type="float">
            <text:p>48918.832</text:p>
          </table:table-cell>
          <table:table-cell table:formula="of:=AVERAGE([.I4:.K4])" office:value-type="float" office:value="47521.4909" calcext:value-type="float">
            <text:p>47521.4909</text:p>
          </table:table-cell>
          <table:table-cell table:formula="of:=STDEV([.I4:.K4])" office:value-type="float" office:value="2543.20498077248" calcext:value-type="float">
            <text:p>2543.20498077248</text:p>
          </table:table-cell>
          <table:table-cell/>
        </table:table-row>
        <table:table-row table:style-name="ro1">
          <table:table-cell office:value-type="string" calcext:value-type="string">
            <text:p>VVIIAIVCCVVGTSLVWVVIIL</text:p>
          </table:table-cell>
          <table:table-cell office:value-type="string" calcext:value-type="string">
            <text:p>2F12</text:p>
          </table:table-cell>
          <table:table-cell office:value-type="float" office:value="25663.2129" calcext:value-type="float">
            <text:p>25663.2129</text:p>
          </table:table-cell>
          <table:table-cell office:value-type="float" office:value="24214.8828" calcext:value-type="float">
            <text:p>24214.8828</text:p>
          </table:table-cell>
          <table:table-cell office:value-type="float" office:value="23799.1563" calcext:value-type="float">
            <text:p>23799.1563</text:p>
          </table:table-cell>
          <table:table-cell table:formula="of:=AVERAGE([.C5:.E5])" office:value-type="float" office:value="24559.084" calcext:value-type="float">
            <text:p>24559.084</text:p>
          </table:table-cell>
          <table:table-cell table:formula="of:=STDEV([.C5:.E5])" office:value-type="float" office:value="978.535948017225" calcext:value-type="float">
            <text:p>978.535948017225</text:p>
          </table:table-cell>
          <table:table-cell/>
          <table:table-cell office:value-type="float" office:value="23757.9629" calcext:value-type="float">
            <text:p>23757.9629</text:p>
          </table:table-cell>
          <table:table-cell office:value-type="float" office:value="22988.4355" calcext:value-type="float">
            <text:p>22988.4355</text:p>
          </table:table-cell>
          <table:table-cell office:value-type="float" office:value="21941.7441" calcext:value-type="float">
            <text:p>21941.7441</text:p>
          </table:table-cell>
          <table:table-cell table:formula="of:=AVERAGE([.I5:.K5])" office:value-type="float" office:value="22896.0475" calcext:value-type="float">
            <text:p>22896.0475</text:p>
          </table:table-cell>
          <table:table-cell table:formula="of:=STDEV([.I5:.K5])" office:value-type="float" office:value="911.627302836175" calcext:value-type="float">
            <text:p>911.627302836175</text:p>
          </table:table-cell>
          <table:table-cell/>
        </table:table-row>
        <table:table-row table:style-name="ro1">
          <table:table-cell office:value-type="string" calcext:value-type="string">
            <text:p>LIIFGVMAGVIGT</text:p>
          </table:table-cell>
          <table:table-cell office:value-type="string" calcext:value-type="string">
            <text:p>GpA</text:p>
          </table:table-cell>
          <table:table-cell office:value-type="float" office:value="40182.793" calcext:value-type="float">
            <text:p>40182.793</text:p>
          </table:table-cell>
          <table:table-cell office:value-type="float" office:value="24578.2383" calcext:value-type="float">
            <text:p>24578.2383</text:p>
          </table:table-cell>
          <table:table-cell office:value-type="float" office:value="23442.2422" calcext:value-type="float">
            <text:p>23442.2422</text:p>
          </table:table-cell>
          <table:table-cell table:formula="of:=AVERAGE([.C6:.E6])" office:value-type="float" office:value="29401.0911666667" calcext:value-type="float">
            <text:p>29401.0911666667</text:p>
          </table:table-cell>
          <table:table-cell table:formula="of:=STDEV([.C6:.E6])" office:value-type="float" office:value="9354.48783215742" calcext:value-type="float">
            <text:p>9354.48783215742</text:p>
          </table:table-cell>
          <table:table-cell/>
          <table:table-cell office:value-type="float" office:value="36303.3164" calcext:value-type="float">
            <text:p>36303.3164</text:p>
          </table:table-cell>
          <table:table-cell office:value-type="float" office:value="20825.2598" calcext:value-type="float">
            <text:p>20825.2598</text:p>
          </table:table-cell>
          <table:table-cell office:value-type="float" office:value="19388.9531" calcext:value-type="float">
            <text:p>19388.9531</text:p>
          </table:table-cell>
          <table:table-cell table:formula="of:=AVERAGE([.I6:.K6])" office:value-type="float" office:value="25505.8431" calcext:value-type="float">
            <text:p>25505.8431</text:p>
          </table:table-cell>
          <table:table-cell table:formula="of:=STDEV([.I6:.K6])" office:value-type="float" office:value="9378.4229208474" calcext:value-type="float">
            <text:p>9378.4229208474</text:p>
          </table:table-cell>
          <table:table-cell/>
        </table:table-row>
        <table:table-row table:style-name="ro1">
          <table:table-cell office:value-type="string" calcext:value-type="string">
            <text:p>LIIFGVMAIVIGT</text:p>
          </table:table-cell>
          <table:table-cell office:value-type="string" calcext:value-type="string">
            <text:p>G83I</text:p>
          </table:table-cell>
          <table:table-cell office:value-type="float" office:value="19592.1055" calcext:value-type="float">
            <text:p>19592.1055</text:p>
          </table:table-cell>
          <table:table-cell office:value-type="float" office:value="20359.9512" calcext:value-type="float">
            <text:p>20359.9512</text:p>
          </table:table-cell>
          <table:table-cell office:value-type="float" office:value="19489.6563" calcext:value-type="float">
            <text:p>19489.6563</text:p>
          </table:table-cell>
          <table:table-cell table:formula="of:=AVERAGE([.C7:.E7])" office:value-type="float" office:value="19813.9043333333" calcext:value-type="float">
            <text:p>19813.9043333333</text:p>
          </table:table-cell>
          <table:table-cell table:formula="of:=STDEV([.C7:.E7])" office:value-type="float" office:value="475.656751337057" calcext:value-type="float">
            <text:p>475.656751337057</text:p>
          </table:table-cell>
          <table:table-cell/>
          <table:table-cell office:value-type="float" office:value="15461.2568" calcext:value-type="float">
            <text:p>15461.2568</text:p>
          </table:table-cell>
          <table:table-cell office:value-type="float" office:value="15318.6689" calcext:value-type="float">
            <text:p>15318.6689</text:p>
          </table:table-cell>
          <table:table-cell office:value-type="float" office:value="15568.3174" calcext:value-type="float">
            <text:p>15568.3174</text:p>
          </table:table-cell>
          <table:table-cell table:formula="of:=AVERAGE([.I7:.K7])" office:value-type="float" office:value="15449.4143666667" calcext:value-type="float">
            <text:p>15449.4143666667</text:p>
          </table:table-cell>
          <table:table-cell table:formula="of:=STDEV([.I7:.K7])" office:value-type="float" office:value="125.244863401671" calcext:value-type="float">
            <text:p>125.244863401671</text:p>
          </table:table-cell>
          <table:table-cell/>
        </table:table-row>
        <table:table-row table:style-name="ro1">
          <table:table-cell office:value-type="string" calcext:value-type="string">
            <text:p>NA</text:p>
          </table:table-cell>
          <table:table-cell office:value-type="string" calcext:value-type="string">
            <text:p>No TM</text:p>
          </table:table-cell>
          <table:table-cell office:value-type="float" office:value="11985.9893" calcext:value-type="float">
            <text:p>11985.9893</text:p>
          </table:table-cell>
          <table:table-cell office:value-type="float" office:value="12237.3828" calcext:value-type="float">
            <text:p>12237.3828</text:p>
          </table:table-cell>
          <table:table-cell office:value-type="float" office:value="13065.6211" calcext:value-type="float">
            <text:p>13065.6211</text:p>
          </table:table-cell>
          <table:table-cell table:formula="of:=AVERAGE([.C8:.E8])" office:value-type="float" office:value="12429.6644" calcext:value-type="float">
            <text:p>12429.6644</text:p>
          </table:table-cell>
          <table:table-cell table:formula="of:=STDEV([.C8:.E8])" office:value-type="float" office:value="564.91624703732" calcext:value-type="float">
            <text:p>564.91624703732</text:p>
          </table:table-cell>
          <table:table-cell/>
          <table:table-cell office:value-type="float" office:value="11719.417" calcext:value-type="float">
            <text:p>11719.417</text:p>
          </table:table-cell>
          <table:table-cell office:value-type="float" office:value="11614.4443" calcext:value-type="float">
            <text:p>11614.4443</text:p>
          </table:table-cell>
          <table:table-cell office:value-type="float" office:value="11961.7695" calcext:value-type="float">
            <text:p>11961.7695</text:p>
          </table:table-cell>
          <table:table-cell table:formula="of:=AVERAGE([.I8:.K8])" office:value-type="float" office:value="11765.2102666667" calcext:value-type="float">
            <text:p>11765.2102666667</text:p>
          </table:table-cell>
          <table:table-cell table:formula="of:=STDEV([.I8:.K8])" office:value-type="float" office:value="178.133281822246" calcext:value-type="float">
            <text:p>178.13328182224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2T10:28:12.810416236</meta:creation-date>
    <dc:date>2023-08-22T10:43:55.743274446</dc:date>
    <meta:editing-duration>PT2M21S</meta:editing-duration>
    <meta:editing-cycles>1</meta:editing-cycles>
    <meta:generator>LibreOffice/7.3.7.2$Linux_X86_64 LibreOffice_project/30$Build-2</meta:generator>
    <meta:document-statistic meta:table-count="1" meta:cell-count="98" meta:object-count="0"/>
  </office:meta>
</office:document-meta>
</file>